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0.8cm" table:align="margins"/>
    </style:style>
    <style:style style:name="Tabla1.A" style:family="table-column">
      <style:table-column-properties style:column-width="5.401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30b76" officeooo:paragraph-rsid="00030b76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30b76" officeooo:paragraph-rsid="00030b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officeooo:rsid="00030b76" officeooo:paragraph-rsid="00030b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de demostración</text:p>
      <text:p text:style-name="P1">Escenas de Sentinel 2</text:p>
      <text:p text:style-name="P1">para estudios ambientales</text:p>
      <text:p text:style-name="P1"/>
      <table:table table:name="Tabla1" table:style-name="Tabla1">
        <table:table-column table:style-name="Tabla1.A" table:number-columns-repeated="2"/>
        <table:table-row table:style-name="TableLine94860663201552">
          <table:table-cell table:style-name="Tabla1.A1" office:value-type="string">
            <text:p text:style-name="P5"><text:a xlink:type="simple" xlink:href="http://Escenas.html/" text:style-name="Internet_20_link" text:visited-style-name="Visited_20_Internet_20_Link">Escenas del 2021</text:a></text:p>
          </table:table-cell>
          <table:table-cell table:style-name="Tabla1.B1" office:value-type="string">
            <text:p text:style-name="P5"><text:a xlink:type="simple" xlink:href="http://EscenaPropuesta.html/" text:style-name="Internet_20_link" text:visited-style-name="Visited_20_Internet_20_Link">Escena propuesta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bmarine" draw:style="linear" draw:start-color="#dde8cb" draw:end-color="#b4c7dc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#c9d8d3" style:writing-mode="lr-tb" draw:fill="gradient" draw:fill-gradient-name="Submarine" draw:gradient-step-count="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Submarine" draw:gradient-step-count="0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4:31:23.077748947</meta:creation-date>
    <dc:date>2023-01-18T14:39:51.727153332</dc:date>
    <meta:editing-duration>PT8M29S</meta:editing-duration>
    <meta:editing-cycles>1</meta:editing-cycles>
    <meta:document-statistic meta:table-count="1" meta:image-count="0" meta:object-count="0" meta:page-count="1" meta:paragraph-count="5" meta:word-count="15" meta:character-count="103" meta:non-whitespace-character-count="93"/>
    <meta:generator>LibreOffice/7.0.4.2$Linux_X86_64 LibreOffice_project/00$Build-2</meta:generator>
  </office:meta>
</office:document-meta>
</file>